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54944444444445cm"/>
    </style:style>
    <style:style style:name="co8" style:family="table-column">
      <style:table-column-properties fo:break-before="auto" style:column-width="7.49652777777778cm"/>
    </style:style>
    <style:style style:name="co9" style:family="table-column">
      <style:table-column-properties fo:break-before="auto" style:column-width="3.68652777777778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7.05555555555556cm"/>
    </style:style>
    <style:style style:name="co12" style:family="table-column">
      <style:table-column-properties fo:break-before="auto" style:column-width="5.89138888888889cm"/>
    </style:style>
    <style:style style:name="co13" style:family="table-column">
      <style:table-column-properties fo:break-before="auto" style:column-width="6.47347222222222cm"/>
    </style:style>
    <style:style style:name="co14" style:family="table-column">
      <style:table-column-properties fo:break-before="auto" style:column-width="8.32555555555555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f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righ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,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Kilmainham West, 72/100 Inchicore Road, Dublin 8.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spital</text:p>
          </table:table-cell>
          <table:table-cell office:value-type="string" table:style-name="ce1">
            <text:p>9 Charlemont Ave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Howth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,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,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,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<text:s/>House, 5 Ballymun Road, Glasnevin,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LOCK J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.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2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, Unit 200 Willsbrook, Lucan,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, Pearse Street.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, Donaghmede,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- 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KEVIN ST GARDA STATION 41 KEVIN STREET UPPER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1 <text:s/>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, Eccles Street, Phibsborough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, TTEC,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lanchardstown SWLO,Westend Retail Pk, Snugborough Rd, Dublin 15.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, Crag Avenue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,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, Kilvare,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, 44 Broomhill Close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BRIGIDS N S MERVILLE <text:s/>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TERENURE ROAD WEST DUBLIN 6W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<text:s/>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, Accounts Payable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OUNTTOWN COMMUNITY CENTRE, Meadowlands Avenue,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Lusk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,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ouse 28, Marlborough Street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,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, Abbey Street Lower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- 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ulture, Heritage &amp;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,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150 Cromcastle Road, Coolock,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, TTEC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Intreo, Ninth Lock Rd., 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- 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, 503A Griffith Avenue Ext, Griffith Ave,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, 9 Morning Star Avenue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Pavilion, Swords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, Brookfield Road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IT TrainingParnell Square,Dublin 1.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, Ballyfermot Hill, Kylemore Road, Ballyfermot,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, <text:s/>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- 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rda Inspectorate<text:s/>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, Stillorgan Grove, Stillorgan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North William Street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ESBS, Floor 6, The Liberty Centre, Blanchardstown Retail Park,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,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Transport, Tourism &amp;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 Institute of Art, Design &amp; Technology<text:s/>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, 99 Georges Street Lower, Dun Laoghaire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, Chapelizod,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,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&amp; Law Reform,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/29, Old Kilmainham, Kilmainham,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, The Mall,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CHENGEN UNIT GARDA HQ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, 151 Dundrum Road, Dundrum,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OILER HOUSE GARDA DEPOT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St Rosalies Centre, Convent Lane, Portmarnock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PORTS PAVILLION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rhouse Educate Together National School<text:s/>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3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, Fairview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ombe Women &amp;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, Nangor Road, Clondalkin,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.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, Ballycoolin IDA,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.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- Northumberland House,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, 26 Hanbury Lane, The Coombe,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, Kylemore Road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THGAR ROAD DUBLIN 6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matched_pb0_8_loc0_7" table:style-name="ta3">
        <table:table-column table:style-name="co11" table:default-cell-style-name="ce1"/>
        <table:table-column table:style-name="co12" table:default-cell-style-name="ce1"/>
        <table:table-column table:style-name="co6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16376" table:default-cell-style-name="ce1"/>
        <table:table-row table:style-name="ro2">
          <table:table-cell office:value-type="string" table:style-name="ce1">
            <text:p>PB Nam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Consumption Category</text:p>
          </table:table-cell>
          <table:table-cell office:value-type="string" table:style-name="ce1">
            <text:p>County</text:p>
          </table:table-cell>
          <table:table-cell office:value-type="string" table:style-name="ce1">
            <text:p>Attributable Total Final Consumption (kWh)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PB Name_fuzzymatched</text:p>
          </table:table-cell>
          <table:table-cell office:value-type="string" table:style-name="ce1">
            <text:p>Location_fuzzymatche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 N Peadar Agus Pol N</text:p>
          </table:table-cell>
          <table:table-cell office:value-type="string" table:style-name="ce1">
            <text:p>Peter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 Blessington Roa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n Laoghaire 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n Laoghaire Rathdown County Council</text:p>
          </table:table-cell>
          <table:table-cell office:value-type="string" table:style-name="ce1">
            <text:p>No 2 Harbour Square Library Hq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Kilmainham West 72 100 Inchicore Road Dublin 8 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Kilmainham West 72 100 Inchicore Road Dublin 8 V40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spital</text:p>
          </table:table-cell>
          <table:table-cell office:value-type="string" table:style-name="ce1">
            <text:p>9 Charlemont Ave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spital</text:p>
          </table:table-cell>
          <table:table-cell office:value-type="string" table:style-name="ce1">
            <text:p>9 Charlemont Ave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Baldoyl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t Mac Daras Community Colle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Donaghmed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College Of Further Ed Stillorga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 Main Street Howth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Health Centre Main Street Howth County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Botanic Gardens Dart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 Newcastl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ristian Brothers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ristian Brothers Synge St</text:p>
          </table:table-cell>
          <table:table-cell office:value-type="string" table:style-name="ce1">
            <text:p>Synge St Cb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James'S Hospital</text:p>
          </table:table-cell>
          <table:table-cell office:value-type="string" table:style-name="ce1">
            <text:p>Church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n Laoghaire 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n Laoghaire Rathdown County Council</text:p>
          </table:table-cell>
          <table:table-cell office:value-type="string" table:style-name="ce1">
            <text:p>Loughlinstown Leisure Centre (2)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House 5 Ballymun Road Glasnevin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Deanwood House 5 Ballymun Road Glasnevin Dublin 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Block J Phoenix Park Dublin 8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Block J Phoenix Park Dublin 8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Gabriels Ns</text:p>
          </table:table-cell>
          <table:table-cell office:value-type="string" table:style-name="ce1">
            <text:p>Downstair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Sword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t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t Finian'S Sports Centr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2 Clonsilla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5 Clonsilla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 Unit 200 Willsbrook Lucan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 Unit 200 Willsbrook Lucan County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ity Of Dublin Education And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ity Of Dublin Education And Training Board</text:p>
          </table:table-cell>
          <table:table-cell office:value-type="string" table:style-name="ce1">
            <text:p>Killester Colle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 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a Plc</text:p>
          </table:table-cell>
          <table:table-cell office:value-type="string" table:style-name="ce1">
            <text:p>Dcp 24 Garden Cantr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 Pearse Street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 Pearse Street Boiler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 Donaghmede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66 Newbrook Avenue Donaghmede Dublin 1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<text:s/>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irgrid Plc</text:p>
          </table:table-cell>
          <table:table-cell office:value-type="string" table:style-name="ce1">
            <text:p>Eirgrid Brooklawn House <text:s/>Landlord Ga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6 Clonsilla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5 Clonsilla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<text:s/>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<text:s/>The Lod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Kevin St Garda Station 41 Kevin Street Upper Dublin 8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Kevin St Garda Station 41 Kevin Street Upper Dublin 8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oly Child National School</text:p>
          </table:table-cell>
          <table:table-cell office:value-type="string" table:style-name="ce1">
            <text:p>Larkhill Road Whitehal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n Laoghaire Rathdown County Council</text:p>
          </table:table-cell>
          <table:table-cell office:value-type="string" table:style-name="ce1">
            <text:p>No 1 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n Laoghaire Rathdown County Council</text:p>
          </table:table-cell>
          <table:table-cell office:value-type="string" table:style-name="ce1">
            <text:p>No 1 Harbour View Crofton Roa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 D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Baldoyl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The Mansion House Caretakers Fla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 Eccles Street Phibsborough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The Cssd Unit D7 Eccles Street Phibsborough Dublin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Greenhills Community Colle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 Ttec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Unit 9 (Academic) Ttec D 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Blanchardstown Swlo Westend Retail Pk Snugborough Rd Dublin 15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Blanchardstown Swlo Westend Retail Pk Snugborough Rd Dublin 15 V34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 Crag Avenue Clondalkin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Unit E3 Station Road Crag Avenue Clondalkin Dublin 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165A Parnell Street Dublin 0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Goatstow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 Kilvare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eeverstown House</text:p>
          </table:table-cell>
          <table:table-cell office:value-type="string" table:style-name="ce1">
            <text:p>Cheeverstown House Kilvare Templeogu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 44 Broomhill Close Tallaght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Broomhill Ind Est 44 Broomhill Close Tallaght Dublin 2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Brigids N S Merville 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Brigids N S Merville Rd</text:p>
          </table:table-cell>
          <table:table-cell office:value-type="string" table:style-name="ce1">
            <text:p>Stillorga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Terenure Road West Dublin 6W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Terenure Road West Dublin 6W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 Grangegorman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1 Grangegorman Villas Grangegorman Dublin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Building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 Accounts Payable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 Accounts Payable Eccles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Kishoge Community Colle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n Laoghaire Rathdown County Council</text:p>
          </table:table-cell>
          <table:table-cell office:value-type="string" table:style-name="ce1">
            <text:p>Mounttown Community Centre Meadowlands Avenue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n Laoghaire Rathdown County Council</text:p>
          </table:table-cell>
          <table:table-cell office:value-type="string" table:style-name="ce1">
            <text:p>Mounttown Community Centre Meadowlands Avenue Dun Laoghair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 Main Street Lusk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Health Centre Main Street Lusk County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 Kilvare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eeverstown House</text:p>
          </table:table-cell>
          <table:table-cell office:value-type="string" table:style-name="ce1">
            <text:p>Cheevesrtown House Kilvare Templeogu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ducation And Skills</text:p>
          </table:table-cell>
          <table:table-cell office:value-type="string" table:style-name="ce1">
            <text:p>Des House 28 Marlborough Street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ducation And Skills</text:p>
          </table:table-cell>
          <table:table-cell office:value-type="string" table:style-name="ce1">
            <text:p>Des House 28 Marlborough Street Dublin 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South Dublin Adult Ed 3 Quinns Rd Shankil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Fingla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lectricity Supply Board</text:p>
          </table:table-cell>
          <table:table-cell office:value-type="string" table:style-name="ce1">
            <text:p>Osprey House Lwr Grand Canal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Fingla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Sword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 Abbey Street Lower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 Abbey Street Lower Dublin 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Vincent'S Hospital Fairview</text:p>
          </table:table-cell>
          <table:table-cell office:value-type="string" table:style-name="ce1">
            <text:p>Substance Abuse Gatelodg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<text:s/>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rvia (Business Services)</text:p>
          </table:table-cell>
          <table:table-cell office:value-type="string" table:style-name="ce1">
            <text:p>Donmoy House <text:s/>Fingla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Culture Heritage And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Culture Heritage And The Gaeltacht</text:p>
          </table:table-cell>
          <table:table-cell office:value-type="string" table:style-name="ce1">
            <text:p>23 Kildare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 150 Cromcastle Road Coolock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Health Centre 150 Cromcastle Road Coolock Dublin 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 Ttec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 Ttec D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Clondalkin Intreo Ninth Lock Rd <text:s/>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Clondalk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<text:s/>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a Plc</text:p>
          </table:table-cell>
          <table:table-cell office:value-type="string" table:style-name="ce1">
            <text:p>Hangar 1 <text:s/>Gnib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 503A Griffith Avenue Ext Griffith Ave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St Clares Home 503A Griffith Avenue Ext Griffith Ave Dublin 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 9 Morning Star Avenue Grangegorman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Carmichael House 9 Morning Star Avenue Grangegorman Dublin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ity Of Dublin Education And Training Board</text:p>
          </table:table-cell>
          <table:table-cell office:value-type="string" table:style-name="ce1">
            <text:p>Pavilion Swords Road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ity Of Dublin Education And Training Board</text:p>
          </table:table-cell>
          <table:table-cell office:value-type="string" table:style-name="ce1">
            <text:p>Pavilion Swords Road Whitehal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 Brookfield Road Tallaght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G P Health Centre Brookfield Road Tallaght Dublin 2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It Trainingparnell Square Dublin 1 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mployment And Social Protection</text:p>
          </table:table-cell>
          <table:table-cell office:value-type="string" table:style-name="ce1">
            <text:p>It Trainingparnell Square Dublin 1 V289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 Ballyfermot Hill Kylemore Road Ballyfermot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 Ballyfermot Hill Kylemore Road Ballyfermot Dublin 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evenue Commissioners</text:p>
          </table:table-cell>
          <table:table-cell office:value-type="string" table:style-name="ce1">
            <text:p>Furry Park Sant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<text:s/>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<text:s/>Room 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 Arbour Hill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rish Prison Service</text:p>
          </table:table-cell>
          <table:table-cell office:value-type="string" table:style-name="ce1">
            <text:p>44 Arbour Hill Arbour Hill Dublin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arda Inspectorate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Garda Inspectorate</text:p>
          </table:table-cell>
          <table:table-cell office:value-type="string" table:style-name="ce1">
            <text:p>Basement Ap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 Stillorgan Grove Stillorgan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Hawthorns Stillorgan Grove Stillorgan County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ughters Of Charity <text:s/>Child And Family Services</text:p>
          </table:table-cell>
          <table:table-cell office:value-type="string" table:style-name="ce1">
            <text:p>North William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ughters Of Charity <text:s/>Child And Family Services</text:p>
          </table:table-cell>
          <table:table-cell office:value-type="string" table:style-name="ce1">
            <text:p>North William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Education And Skills</text:p>
          </table:table-cell>
          <table:table-cell office:value-type="string" table:style-name="ce1">
            <text:p>Esbs Floor 6 The Liberty Centre Blanchardstown Retail Park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Education And Skills</text:p>
          </table:table-cell>
          <table:table-cell office:value-type="string" table:style-name="ce1">
            <text:p>Esbs Floor 6 The Liberty Centre Blanchardstown Retail Park Dublin 15 D15Yt2H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 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eeverstown House</text:p>
          </table:table-cell>
          <table:table-cell office:value-type="string" table:style-name="ce1">
            <text:p>71 Kiltipper Drive Aylesbu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Artan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Phibsboro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partment Of Transport Tourism And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partment Of Transport Tourism And Sport</text:p>
          </table:table-cell>
          <table:table-cell office:value-type="string" table:style-name="ce1">
            <text:p>25 Clare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n Laoghaire Institute Of Art Design And Technology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n Laoghaire Institute Of Art Design And Technology</text:p>
          </table:table-cell>
          <table:table-cell office:value-type="string" table:style-name="ce1">
            <text:p>Media Cub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Glasnev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 99 Georges Street Lower Dun Laoghaire Co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St Michaels Hospital 99 Georges Street Lower Dun Laoghaire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 Chapelizod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Lucan Road Chapelizod Dublin 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 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a Plc</text:p>
          </table:table-cell>
          <table:table-cell office:value-type="string" table:style-name="ce1">
            <text:p>Dcp 16 Carpenters And Painter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Rahen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 Rochestown Avenu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And Law Reform Arbour Hill Arbour Hill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rish Prison Service</text:p>
          </table:table-cell>
          <table:table-cell office:value-type="string" table:style-name="ce1">
            <text:p>Equality And Law Reform Arbour Hill Arbour Hill Dublin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Dundrum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 29 Old Kilmainham Kilmainham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26 29 Old Kilmainham Kilmainham Dublin 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 The Mall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 The Mall Malahid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Schengen Unit Garda Hq Phoenix Park Dublin 8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Schengen Unit Garda Hq Phoenix Park Dublin 8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 151 Dundrum Road Dundrum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Central Mental Hospital 151 Dundrum Road Dundrum Dublin 1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Boiler House Garda Depot 11 Phoenix Park Dublin 8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Boiler House Garda Depot 11 Phoenix Park Dublin 8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St Rosalies Centre Convent Lane Portmarnock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St Rosalies Centre Convent Lane Portmarnock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heeverstown House</text:p>
          </table:table-cell>
          <table:table-cell office:value-type="string" table:style-name="ce1">
            <text:p>3 Hillcrest Templeogu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Sant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Garda Sports Pavillion 11 Phoenix Park Dublin 8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Garda Sports Pavillion 11 Phoenix Park Dublin 8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irhouse Educate Together National School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irhouse Educate Together National School</text:p>
          </table:table-cell>
          <table:table-cell office:value-type="string" table:style-name="ce1">
            <text:p>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3 Clonsilla<text:s/>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aughters Of Charity <text:s/>Intellectual Disability Services</text:p>
          </table:table-cell>
          <table:table-cell office:value-type="string" table:style-name="ce1">
            <text:p>Daughters Of Charity Administrator St Josephs Apt 5 Clonsilla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 Fairview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Richmond Road Fairview Dublin 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And Dun Laoghaire Education And Training Board</text:p>
          </table:table-cell>
          <table:table-cell office:value-type="string" table:style-name="ce1">
            <text:p>Ad Ed Mulgrave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oombe Women And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oombe Women And Infants University Hospital</text:p>
          </table:table-cell>
          <table:table-cell office:value-type="string" table:style-name="ce1">
            <text:p>Coombe Cafe Entranc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 Nangor Road Clondalkin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Ue Westland Park Willow Nangor Road Clondalkin Dublin 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lectricity Supply Board</text:p>
          </table:table-cell>
          <table:table-cell office:value-type="string" table:style-name="ce1">
            <text:p>4Th Floor Swift Square Santr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 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coil Nais Caitriona</text:p>
          </table:table-cell>
          <table:table-cell office:value-type="string" table:style-name="ce1">
            <text:p>St Catherines Rush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 Ballycoolin Ida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 Ballycoolin Ida Dublin 1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 Lincoln Plac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 Lincoln Place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ffice Of The Comptroller And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Office Of The Comptroller And Auditor General</text:p>
          </table:table-cell>
          <table:table-cell office:value-type="string" table:style-name="ce1">
            <text:p>3A Mayor Street Upper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 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efence Forces</text:p>
          </table:table-cell>
          <table:table-cell office:value-type="string" table:style-name="ce1">
            <text:p>No 1 Hanger Casement Aerodrom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<text:s/>Northumberland House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Environmental Heatlh Service <text:s/>Northumberland House 12 Northumberland Avenu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 26 Hanbury Lane The Coombe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Thomas Court Centre 26 Hanbury Lane The Coombe Dublin 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 Kylemore Road Ballyfermot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Hse</text:p>
          </table:table-cell>
          <table:table-cell office:value-type="string" table:style-name="ce1">
            <text:p>Dartmouth House Kylemore Road Ballyfermot Dublin 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 Garda Siochana</text:p>
          </table:table-cell>
          <table:table-cell office:value-type="string" table:style-name="ce1">
            <text:p>Rathgar Road Dublin 6 Co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An Garda Siochana</text:p>
          </table:table-cell>
          <table:table-cell office:value-type="string" table:style-name="ce1">
            <text:p>Rathgar Road Dublin 6 Co Dubl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t Michael'S House</text:p>
          </table:table-cell>
          <table:table-cell office:value-type="string" table:style-name="ce1">
            <text:p>Killester</text:p>
          </table:table-cell>
          <table:table-cell table:number-columns-repeated="16376"/>
        </table:table-row>
        <table:table-row table:number-rows-repeated="10483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3T11:12:08Z</dc:date>
  </office:meta>
</office:document-meta>
</file>